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style:style style:name="P1" style:parent-style-name="Textebrut" style:master-page-name="MP0" style:family="paragraph">
      <style:paragraph-properties fo:break-before="page" fo:text-align="center" fo:line-height="200%" fo:margin-left="0.3743in" fo:margin-right="0.1694in">
        <style:tab-stops/>
      </style:paragraph-properties>
      <style:text-properties style:font-name="Calibri" style:font-name-asian="MS Mincho" style:font-name-complex="Calibri" fo:font-weight="bold" style:font-weight-asian="bold" fo:font-size="18pt" style:font-size-asian="18pt" style:font-size-complex="18pt"/>
    </style:style>
    <style:style style:name="P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3"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4"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5"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6"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7"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8"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3"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4"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5"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6" style:parent-style-name="Normal" style:family="paragraph">
      <style:paragraph-properties fo:text-align="center"/>
      <style:text-properties fo:font-size="12pt" style:font-size-asian="12pt" style:font-size-complex="12pt" fo:background-color="#FFFFFF"/>
    </style:style>
    <style:style style:name="P17" style:parent-style-name="Normal" style:family="paragraph">
      <style:paragraph-properties fo:text-align="center"/>
    </style:style>
    <style:style style:name="T18" style:parent-style-name="Policepardéfaut" style:family="text">
      <style:text-properties fo:font-size="12pt" style:font-size-asian="12pt" style:font-size-complex="12pt" fo:background-color="#FFFFFF"/>
    </style:style>
    <style:style style:name="P1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2" style:parent-style-name="Textebrut" style:family="paragraph">
      <style:paragraph-properties fo:text-align="center" fo:line-height="200%" fo:margin-left="0.3743in" fo:margin-right="0.1694in">
        <style:tab-stops/>
      </style:paragraph-properties>
    </style:style>
    <style:style style:name="T23" style:parent-style-name="Policepardéfaut" style:family="text">
      <style:text-properties style:font-name="Calibri" style:font-name-asian="MS Mincho" style:font-name-complex="Calibri" fo:font-size="12pt" style:font-size-asian="12pt"/>
    </style:style>
    <style:style style:name="P24" style:parent-style-name="Normal" style:family="paragraph">
      <style:paragraph-properties fo:break-before="page" fo:line-height="200%"/>
    </style:style>
    <style:style style:name="T25" style:parent-style-name="Policepardéfaut" style:family="text">
      <style:text-properties style:font-name="Times New Roman" style:font-name-complex="Times New Roman" fo:font-size="12pt" style:font-size-asian="12pt" style:font-size-complex="12pt"/>
    </style:style>
    <style:style style:name="T26" style:parent-style-name="Policepardéfaut" style:family="text">
      <style:text-properties style:font-name="Times New Roman" style:font-name-complex="Times New Roman" fo:font-size="12pt" style:font-size-asian="12pt" style:font-size-complex="12pt"/>
    </style:style>
    <style:style style:name="T27" style:parent-style-name="Policepardéfaut" style:family="text">
      <style:text-properties style:font-name="Times New Roman" style:font-name-complex="Times New Roman" fo:font-size="12pt" style:font-size-asian="12pt" style:font-size-complex="12pt"/>
    </style:style>
    <style:style style:name="T28" style:parent-style-name="Policepardéfaut" style:family="text">
      <style:text-properties style:font-name="Times New Roman" style:font-name-complex="Times New Roman" fo:font-size="12pt" style:font-size-asian="12pt" style:font-size-complex="12pt"/>
    </style:style>
    <style:style style:name="T29" style:parent-style-name="Policepardéfaut" style:family="text">
      <style:text-properties style:font-name="Times New Roman" style:font-name-complex="Times New Roman" fo:font-size="12pt" style:font-size-asian="12pt" style:font-size-complex="12pt"/>
    </style:style>
    <style:style style:name="T30" style:parent-style-name="Policepardéfaut" style:family="text">
      <style:text-properties style:font-name="Times New Roman" style:font-name-complex="Times New Roman" fo:font-size="12pt" style:font-size-asian="12pt" style:font-size-complex="12pt"/>
    </style:style>
    <style:style style:name="T31" style:parent-style-name="Policepardéfaut" style:family="text">
      <style:text-properties style:font-name="Times New Roman" style:font-name-complex="Times New Roman" fo:font-size="12pt" style:font-size-asian="12pt" style:font-size-complex="12pt"/>
    </style:style>
    <style:style style:name="T32" style:parent-style-name="Policepardéfaut" style:family="text">
      <style:text-properties style:font-name="Times New Roman" style:font-name-complex="Times New Roman" fo:font-size="12pt" style:font-size-asian="12pt" style:font-size-complex="12pt"/>
    </style:style>
    <style:style style:name="T33" style:parent-style-name="Policepardéfaut" style:family="text">
      <style:text-properties style:font-name="Times New Roman" style:font-name-complex="Times New Roman" fo:font-size="12pt" style:font-size-asian="12pt" style:font-size-complex="12pt"/>
    </style:style>
    <style:style style:name="T34" style:parent-style-name="Policepardéfaut" style:family="text">
      <style:text-properties style:font-name="Times New Roman" style:font-name-complex="Times New Roman" fo:font-size="12pt" style:font-size-asian="12pt" style:font-size-complex="12pt"/>
    </style:style>
    <style:style style:name="T35" style:parent-style-name="Policepardéfaut" style:family="text">
      <style:text-properties style:font-name="Times New Roman" style:font-name-complex="Times New Roman" fo:font-size="12pt" style:font-size-asian="12pt" style:font-size-complex="12pt"/>
    </style:style>
    <style:style style:name="T36" style:parent-style-name="Policepardéfaut" style:family="text">
      <style:text-properties style:font-name="Times New Roman" style:font-name-complex="Times New Roman" fo:font-size="12pt" style:font-size-asian="12pt" style:font-size-complex="12pt"/>
    </style:style>
    <style:style style:name="T37" style:parent-style-name="Policepardéfaut" style:family="text">
      <style:text-properties style:font-name="Times New Roman" style:font-name-complex="Times New Roman" fo:font-size="12pt" style:font-size-asian="12pt" style:font-size-complex="12pt"/>
    </style:style>
    <style:style style:name="T38" style:parent-style-name="Policepardéfaut" style:family="text">
      <style:text-properties style:font-name="Times New Roman" style:font-name-complex="Times New Roman" fo:font-size="12pt" style:font-size-asian="12pt" style:font-size-complex="12pt"/>
    </style:style>
  </office:automatic-styles>
  <office:body>
    <office:text text:use-soft-page-breaks="true">
      <text:p text:style-name="P1">Bureaux<text:s/></text:p>
      <text:p text:style-name="P2">Windows vs Linux</text:p>
      <text:p text:style-name="P3"/>
      <text:p text:style-name="P4"/>
      <text:p text:style-name="P5"/>
      <text:p text:style-name="P6">Par</text:p>
      <text:p text:style-name="P7">Véronique Blais</text:p>
      <text:p text:style-name="P8">Tommy Teasdale</text:p>
      <text:p text:style-name="P9"/>
      <text:p text:style-name="P10"/>
      <text:p text:style-name="P11"/>
      <text:p text:style-name="P12">Travail présenté à</text:p>
      <text:p text:style-name="P13">Monsieur<text:s/>Jonathan Gareau<text:s/></text:p>
      <text:p text:style-name="P14">Monsieur Louis Marchand</text:p>
      <text:p text:style-name="P15">Dans le cadre du cours</text:p>
      <text:p text:style-name="P16">420-DC1-DM Document informatique et</text:p>
      <text:p text:style-name="P17"><text:span text:style-name="T18">Gestion de documents</text:span></text:p>
      <text:p text:style-name="P19"/>
      <text:p text:style-name="P20"/>
      <text:p text:style-name="P21">Cégep de Drummondville</text:p>
      <text:p text:style-name="P22"><text:span text:style-name="T23">14 mai 2013</text:span></text:p>
      <text:soft-page-break/>
      <text:p text:style-name="P24"><text:span text:style-name="T25">En 1968, un chercheur du nom de Douglas Engelbart et son groupe font une démonstration pour le grand public sur des concepts<text:s/></text:span><text:span text:style-name="T26">tel que</text:span><text:span text:style-name="T27"><text:s/>la souris et Internet</text:span><text:span text:style-name="T28"><text:s/>avec <text:s/>6 ans de préparation</text:span><text:span text:style-name="T29">.</text:span><text:span text:style-name="T30"><text:s/>Cette conférence est nommée ‘’The Mother of All Demos ‘’ qui signifie la mère de toutes les démonstrations. Elle a été nommée ainsi parce qu’elle présentait de nombreuse technologie expérimentale qui sont aujourd’hui grandement utilisé.</text:span><text:span text:style-name="T31"><text:s/></text:span><text:span text:style-name="T32"><text:s/></text:span><text:span text:style-name="T33">La démonstration <text:s/>fut présentée à San Francisco devant 1000 professionnels informatique. M. Engelbart et son équipe ont eu une vision réaliste du futur en ce qui concerne la souris, l’internet soit de travailler en réseau avec quelqu’un d’autre qui n’est pas proche de nous ainsi que l’interface soit la vidéo et les fenêtres.<text:s/></text:span><text:span text:style-name="T34">Qu’on soit un utilisateur moyen ou un utilisateur avancé, chacun a besoin d’avoir accès à un bureau. On ne parle pas ici d’un bureau en bois, mais d’un bureau informatique. Un bureau<text:s/></text:span><text:span text:style-name="T35">c’est un ensemble d’application qui permet d’interagir avec une interface graphique.</text:span><text:span text:style-name="T36"><text:s/></text:span><text:span text:style-name="T37">Le terme bureau a été attribué en raison de la similitude avec le travail en bureau avec des documents, des images et une corbeille.<text:s/></text:span><text:span text:style-name="T3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brut" style:display-name="Texte brut" style:family="paragraph" style:parent-style-name="Normal">
      <style:paragraph-properties fo:margin-bottom="0in" fo:line-height="100%"/>
      <style:text-properties style:font-name="Courier New" style:font-name-asian="Times New Roman" style:font-name-complex="Courier New" fo:font-size="10pt" style:font-size-asian="10pt" style:font-size-complex="10pt" style:language-asian="fr" style:country-asian="FR" fo:hyphenate="false"/>
    </style:style>
    <style:style style:name="TextebrutCar" style:display-name="Texte brut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ervice Informatique</meta:initial-creator>
    <dc:creator>Service Informatique</dc:creator>
    <meta:creation-date>2013-03-11T21:31:00Z</meta:creation-date>
    <dc:date>2013-03-11T21:31:00Z</dc:date>
    <meta:template xlink:href="E59D6FDB.dotm" xlink:type="simple"/>
    <meta:editing-cycles>2</meta:editing-cycles>
    <meta:editing-duration>PT0S</meta:editing-duration>
    <meta:document-statistic meta:page-count="2" meta:paragraph-count="2" meta:word-count="216" meta:character-count="1403" meta:row-count="9" meta:non-whitespace-character-count="1189"/>
  </office:meta>
</office:document-meta>
</file>